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72in" fo:margin-left="-0.075in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972in" fo:margin-left="-0.075in" table:align="left" style:writing-mode="lr-tb"/>
    </style:style>
    <style:style style:name="Table2.A" style:family="table-column">
      <style:table-column-properties style:column-width="0.7646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3.663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ing">
      <style:text-properties fo:font-size="24pt" style:font-size-asian="24pt"/>
    </style:style>
    <style:style style:name="P2" style:family="paragraph" style:parent-style-name="Standard">
      <style:paragraph-properties fo:margin-top="0.0835in" fo:margin-bottom="0.0835in" style:contextual-spacing="false" fo:line-height="100%"/>
    </style:style>
    <style:style style:name="P3" style:family="paragraph" style:parent-style-name="Standard">
      <style:paragraph-properties fo:margin-top="0in" fo:margin-bottom="0in" style:contextual-spacing="false" fo:line-height="100%" style:snap-to-layout-grid="false"/>
    </style:style>
    <style:style style:name="P4" style:family="paragraph" style:parent-style-name="Text_20_body">
      <style:paragraph-properties fo:margin-top="0in" fo:margin-bottom="0in" style:contextual-spacing="false" fo:line-height="100%" style:snap-to-layout-grid="false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paragraph-properties fo:margin-top="0.0835in" fo:margin-bottom="0.0835in" style:contextual-spacing="false" fo:line-height="100%" style:snap-to-layout-grid="false"/>
      <style:text-properties officeooo:rsid="00000f93" officeooo:paragraph-rsid="00000f93"/>
    </style:style>
    <style:style style:name="P8" style:family="paragraph" style:parent-style-name="Standard">
      <style:paragraph-properties fo:margin-top="0in" fo:margin-bottom="0in" style:contextual-spacing="false" fo:line-height="100%" style:snap-to-layout-grid="false"/>
      <style:text-properties officeooo:rsid="00000f93" officeooo:paragraph-rsid="00000f93"/>
    </style:style>
    <style:style style:name="P9" style:family="paragraph" style:parent-style-name="Standard">
      <style:paragraph-properties fo:margin-top="0in" fo:margin-bottom="0in" style:contextual-spacing="false" fo:line-height="100%" style:snap-to-layout-grid="false"/>
      <style:text-properties officeooo:rsid="00008701" officeooo:paragraph-rsid="00008701"/>
    </style:style>
    <style:style style:name="P10" style:family="paragraph" style:parent-style-name="Standard">
      <style:paragraph-properties fo:margin-top="0in" fo:margin-bottom="0in" style:contextual-spacing="false" fo:line-height="100%" style:snap-to-layout-grid="false"/>
      <style:text-properties officeooo:rsid="0001b2e3" officeooo:paragraph-rsid="0001b2e3"/>
    </style:style>
    <style:style style:name="P11" style:family="paragraph" style:parent-style-name="Standard">
      <style:paragraph-properties fo:margin-top="0in" fo:margin-bottom="0in" style:contextual-spacing="false" fo:line-height="100%" style:snap-to-layout-grid="false"/>
      <style:text-properties officeooo:rsid="00034eb9" officeooo:paragraph-rsid="00034eb9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1ec34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Noto Sans Devanagari2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Noto Sans Devanaga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officeooo:rsid="0003e6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-fejlesztés I. társértékelés visszajelzé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év</text:p>
          </table:table-cell>
          <table:table-cell table:style-name="Table1.A1" office:value-type="string">
            <text:p text:style-name="P7">Jeney Zoltán Márton</text:p>
          </table:table-cell>
        </table:table-row>
        <table:table-row table:style-name="Table1.1">
          <table:table-cell table:style-name="Table1.A1" office:value-type="string">
            <text:p text:style-name="P2">Neptun kód:</text:p>
          </table:table-cell>
          <table:table-cell table:style-name="Table1.A1" office:value-type="string">
            <text:p text:style-name="P7">DB7ZTC</text:p>
          </table:table-cell>
        </table:table-row>
      </table:table>
      <text:p text:style-name="Standard"/>
      <text:p text:style-name="Standard"><text:span text:style-name="T1">Az alábbi irányelveket tekintve NEM</text:span> értek egyet a társértékelő(k) véleményével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rányelv sorszáma</text:p>
          </table:table-cell>
          <table:table-cell table:style-name="Table2.A1" office:value-type="string">
            <text:p text:style-name="P5">Irányelv megfogalmazása</text:p>
          </table:table-cell>
          <table:table-cell table:style-name="Table2.A1" office:value-type="string">
            <text:p text:style-name="P5">Indoklás</text:p>
          </table:table-cell>
        </table:table-row>
        <table:table-row table:style-name="Table2.1">
          <table:table-cell table:style-name="Table2.A1" office:value-type="string">
            <text:p text:style-name="P8">17</text:p>
          </table:table-cell>
          <table:table-cell table:style-name="Table2.A1" office:value-type="string">
            <text:p text:style-name="P3">A menüsor felül, vagy bal oldalon helyezkedik el, megfelelõen elkülönül a tartalomtól (pl. színezett hátterû)</text:p>
          </table:table-cell>
          <table:table-cell table:style-name="Table2.A1" office:value-type="string">
            <text:p text:style-name="P8">A menüsör megfelelően elkülönül, színezett hátterű</text:p>
          </table:table-cell>
        </table:table-row>
        <table:table-row table:style-name="Table2.1">
          <table:table-cell table:style-name="Table2.A1" office:value-type="string">
            <text:p text:style-name="P9">51</text:p>
          </table:table-cell>
          <table:table-cell table:style-name="Table2.A1" office:value-type="string">
            <text:p text:style-name="P3">Mindegyik oldal a HTML5 szabvány szerint készült és valid a http://validator.w3.org/ oldal szerint</text:p>
          </table:table-cell>
          <table:table-cell table:style-name="Table2.A1" office:value-type="string">
            <text:p text:style-name="P9">A validator az alt attribútutum miatt ír csak errort, ami dekor célú háttérképre való tekintettel szándékosan lett mellőzve általam</text:p>
          </table:table-cell>
        </table:table-row>
        <table:table-row table:style-name="Table2.1">
          <table:table-cell table:style-name="Table2.A1" office:value-type="string">
            <text:p text:style-name="P10">12</text:p>
          </table:table-cell>
          <table:table-cell table:style-name="Table2.A1" office:value-type="string">
            <text:p text:style-name="P4">Az oldalcímek &lt;title&gt; egyediek minden oldalon, és kulcsszóval kezdõdnek, vagy végzõdnek<text:line-break/>(pl. Magamról - Gipsz Jakab honlapja; Gipsz Jakab honlapja - Magamról)</text:p>
            <text:p text:style-name="P3"/>
          </table:table-cell>
          <table:table-cell table:style-name="Table2.A1" office:value-type="string">
            <text:p text:style-name="P10">Egyértelműen egy kisebb figyelmetlenségi hiba következményeként keletkezett a hiba, nem pedig szándékosan lettek így megadva <text:span text:style-name="T2">a végső</text:span> oldalcímek</text:p>
          </table:table-cell>
        </table:table-row>
        <table:table-row table:style-name="Table2.1"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2" loext:marker-style-name="T6"><text:span text:style-name="T3">A HTML5-s oldal(ak)on <text:s/>az alábbi tagek mindegyikének </text:span><text:span text:style-name="T5">használatára van példa: &lt;header&gt;&lt;nav&gt;&lt;section&gt;&lt;article&gt;&lt;aside&gt;&lt;footer&gt;&lt;figure&gt;&lt;video&gt;. <text:s/></text:span></text:p>
            <text:p text:style-name="P12" loext:marker-style-name="T6"><text:soft-page-break/><text:span text:style-name="T4">A tageknek nem kell minden oldalon előfordulniuk, de amikor szemantikailag indokolt a használatuk, akkor a megfelelő taget KELL használni!</text:span><text:span text:style-name="T5"/></text:p>
            <text:p text:style-name="P11"/>
          </table:table-cell>
          <table:table-cell table:style-name="Table2.A1" office:value-type="string">
            <text:p text:style-name="P11">A footer tag szándékosan lett kihagyva, hiszen szemantikailag nem indokolt a használata <text:span text:style-name="T7">(a</text:span> drótvázterv alapján <text:span text:style-name="T7">dizájn céllal lett volna, de logikailag nem volt jelentősége az oldal footerének, ezért a gyakorlatvezető tanácsára el lett hagyva)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P6">A fenti táblázatnak tetszőlegesen bővítheted a sorait, és akár képernyőképet is betehetsz, amivel alá tudod támasztani a vélemény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hu" fo:country="H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corm_5f_felsorolás" style:display-name="scorm_felsorolás" style:family="paragraph" style:parent-style-name="Standard" style:list-style-name="WW8Num1">
      <style:paragraph-properties fo:margin-top="0.0835in" fo:margin-bottom="0in" style:contextual-spacing="false" fo:line-height="100%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Standard" style:list-style-name="" style:class="chapter">
      <style:paragraph-properties fo:margin-left="0in" fo:margin-right="0in" fo:text-indent="0in" style:auto-text-indent="false"/>
      <style:text-properties fo:color="#4f81bd" loext:opacity="100%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" style:display-name="Bekezdés alapbetűtípusa" style:family="text"/>
    <style:style style:name="Alcím_20_Char" style:display-name="Alcím Char" style:family="text" style:parent-style-name="Bekezdés_20_alapbetűtípusa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ím_20_Char" style:display-name="Cím Char" style:family="text" style:parent-style-name="Bekezdés_20_alapbetűtípusa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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ata</meta:initial-creator>
    <meta:creation-date>2013-12-01T09:40:00</meta:creation-date>
    <dc:date>2024-05-15T18:06:14.054661649</dc:date>
    <meta:editing-cycles>9</meta:editing-cycles>
    <meta:editing-duration>PT34M8S</meta:editing-duration>
    <meta:generator>LibreOffice/7.6.6.3$Linux_X86_64 LibreOffice_project/60$Build-3</meta:generator>
    <meta:document-statistic meta:table-count="2" meta:image-count="0" meta:object-count="0" meta:page-count="2" meta:paragraph-count="23" meta:word-count="205" meta:character-count="1559" meta:non-whitespace-character-count="1374"/>
  </office:meta>
</office:document-meta>
</file>